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Estou enviando o pedido para que você possa me encaminhar um novo orçamento </text:p>
      <text:p text:style-name="Standard"><text:s/>com essa planilha, porque algumas quantidades de produtos tiveram que ser</text:p>
      <text:p text:style-name="Standard"><text:s/>alteradas </text:p>
      <text:p text:style-name="Standard"><text:s/></text:p>
      <text:p text:style-name="Standard"><text:s/>Planilha de orçamento: <text:s/></text:p>
      <text:p text:style-name="Standard"/>
      <text:p text:style-name="Standard"><text:s/>Favor encaminhar para o correio eletrônico nathalia.vidal@inbox.im </text:p>
      <text:p text:style-name="Standard"/>
      <text:p text:style-name="Standard"><text:s/>Aguardo contato. </text:p>
      <text:p text:style-name="Standard"/>
      <text:p text:style-name="Standard"><text:s/>Att </text:p>
      <text:p text:style-name="Standard"><text:s/>Nathalia Vidal </text:p>
      <text:p text:style-name="Standard"><text:s/>Administração de Compras </text:p>
      <text:p text:style-name="Standard"/>
      <text:p text:style-name="Standard"><text:s/>3795-4692/99676-8934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1" meta:word-count="44" meta:character-count="342" meta:non-whitespace-character-count="288"/>
    <meta:generator>LibreOfficeDev/6.0.5.2$Linux_X86_64 LibreOffice_project/</meta:generator>
  </office:meta>
</office:document-meta>
</file>